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3.64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6.485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8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4.915cm" fo:min-width="4.665cm"/>
      <style:paragraph-properties style:writing-mode="lr-tb"/>
    </style:style>
    <style:style style:name="gr9" style:family="graphic" style:parent-style-name="objectwithoutfill">
      <style:graphic-properties draw:marker-end="Arrowheads_20_13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15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16" draw:marker-end-width="0.3cm" draw:fill="none" draw:textarea-vertical-align="middle"/>
    </style:style>
    <style:style style:name="gr12" style:family="graphic" style:parent-style-name="objectwithoutfill">
      <style:graphic-properties draw:marker-end="Arrowheads_20_17" draw:marker-end-width="0.3cm" draw:fill="none" draw:textarea-vertical-align="middle"/>
    </style:style>
    <style:style style:name="gr13" style:family="graphic" style:parent-style-name="objectwithoutfill">
      <style:graphic-properties draw:marker-end="Arrowheads_20_19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21" draw:marker-end-width="0.3cm" draw:fill="none" draw:textarea-vertical-align="top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end"/>
    </style:style>
    <style:style style:name="T1" style:family="text">
      <style:text-properties fo:background-color="#ffffff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.148cm" svg:height="1.905cm" svg:x="4.175cm" svg:y="13.382cm">
          <text:p text:style-name="P1">5v 10A PSU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985cm" svg:height="1.905cm" svg:x="12.112cm" svg:y="13.382cm">
          <text:p text:style-name="P1">BeagleBone Black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985cm" svg:height="1.905cm" svg:x="12.112cm" svg:y="9.572cm">
          <text:p text:style-name="P1">BeagleWir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9.097cm" svg:y1="14.334cm" svg:x2="19.097cm" svg:y2="14.334cm" draw:start-shape="id1" draw:end-shape="id1" svg:d="M19097 14334z" svg:viewBox="0 0 1 1">
          <text:p/>
        </draw:connector>
        <draw:connector draw:style-name="gr4" draw:text-style-name="P4" draw:layer="layout" svg:x1="15.604cm" svg:y1="13.382cm" svg:x2="15.604cm" svg:y2="11.477cm" draw:start-shape="id1" draw:end-shape="id2" svg:d="M15604 13382v-1905" svg:viewBox="0 0 1 1906">
          <text:p text:style-name="P3"><text:span text:style-name="T1">GPMC</text:span></text:p>
        </draw:connector>
        <draw:custom-shape draw:style-name="gr2" draw:text-style-name="P1" xml:id="id3" draw:id="id3" draw:layer="layout" svg:width="6.985cm" svg:height="1.905cm" svg:x="12.112cm" svg:y="5.762cm">
          <text:p text:style-name="P1">64x64 Matrix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5.604cm" svg:y1="9.572cm" svg:x2="15.604cm" svg:y2="7.667cm" draw:start-shape="id2" draw:end-shape="id3" draw:end-glue-point="2" svg:d="M15604 9572v-1905" svg:viewBox="0 0 1 1906">
          <text:p text:style-name="P3"><text:span text:style-name="T1">HUB75</text:span></text:p>
        </draw:connector>
        <draw:connector draw:style-name="gr6" draw:text-style-name="P4" draw:layer="layout" svg:x1="8.323cm" svg:y1="14.334cm" svg:x2="12.112cm" svg:y2="14.334cm" draw:start-shape="id4" draw:end-shape="id1" svg:d="M8323 14334h3789" svg:viewBox="0 0 3790 1">
          <text:p text:style-name="P3"><text:span text:style-name="T1">5v</text:span></text:p>
        </draw:connector>
        <draw:connector draw:style-name="gr7" draw:text-style-name="P4" draw:layer="layout" svg:x1="8.323cm" svg:y1="14.334cm" svg:x2="12.112cm" svg:y2="6.714cm" draw:start-shape="id4" draw:end-shape="id3" svg:d="M8323 14334h1894v-7620h1895" svg:viewBox="0 0 3790 7621">
          <text:p/>
        </draw:connector>
      </draw:page>
      <draw:page draw:name="Control State Machine" draw:style-name="dp1" draw:master-page-name="Default">
        <draw:custom-shape draw:style-name="gr8" draw:text-style-name="P5" xml:id="id5" draw:id="id5" draw:layer="layout" svg:width="7.303cm" svg:height="7.303cm" svg:x="29.574cm" svg:y="8.302cm">
          <text:p text:style-name="P5"><text:span text:style-name="T2">Load_Row_RAM_Data</text:span></text:p>
          <text:p text:style-name="P5"><text:span text:style-name="T2">---</text:span></text:p>
          <text:p text:style-name="P5"><text:span text:style-name="T2">incr_addr &lt;= ‘1’</text:span></text:p>
          <text:p text:style-name="P5"><text:span text:style-name="T2">incr_ram_delay_cnt &lt;= ‘1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6" draw:id="id6" draw:layer="layout" svg:width="7.303cm" svg:height="7.303cm" svg:x="16.875cm" svg:y="23.542cm">
          <text:p text:style-name="P5"><text:span text:style-name="T2">Shift_Data_Out</text:span></text:p>
          <text:p text:style-name="P5"><text:span text:style-name="T2">---</text:span></text:p>
          <text:p text:style-name="P5"><text:span text:style-name="T2">shift_data &lt;= ‘1’</text:span></text:p>
          <text:p text:style-name="P5"><text:span text:style-name="T2">incr_matrix_delay_cnt &lt;= ‘1’</text:span></text:p>
          <text:p text:style-name="P5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line" svg:x1="30.643cm" svg:y1="14.536cm" svg:x2="23.109cm" svg:y2="24.611cm" draw:start-shape="id5" draw:start-glue-point="7" draw:end-shape="id6" draw:end-glue-point="11" svg:d="M30643 14536l-7534 10075" svg:viewBox="0 0 7535 10076">
          <text:p text:style-name="P3">sm_delay_cnt = 128/4-1</text:p>
          <text:p text:style-name="P3">---</text:p>
          <text:p text:style-name="P3">rst_ram_delay_cnt &lt;= ‘1’</text:p>
          <text:p text:style-name="P6"/>
        </draw:connector>
        <draw:custom-shape draw:style-name="gr8" draw:text-style-name="P5" xml:id="id8" draw:id="id8" draw:layer="layout" svg:width="7.303cm" svg:height="7.303cm" svg:x="48.624cm" svg:y="27.67cm">
          <text:p text:style-name="P5"><text:span text:style-name="T2">wait_BCM</text:span></text:p>
          <text:p text:style-name="P5"><text:span text:style-name="T2">---</text:span></text:p>
          <text:p text:style-name="P7"><text:span text:style-name="T2">incr_matrix_delay_cnt &lt;= ‘1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7" draw:id="id7" draw:layer="layout" svg:width="7.303cm" svg:height="7.303cm" svg:x="31.48cm" svg:y="27.987cm">
          <text:p text:style-name="P5"><text:span text:style-name="T2">Latch_Data</text:span></text:p>
          <text:p text:style-name="P5"><text:span text:style-name="T2">---</text:span></text:p>
          <text:p text:style-name="P5"><text:span text:style-name="T2">Latch &lt;= ‘1’</text:span></text:p>
          <text:p text:style-name="P5"><text:span text:style-name="T2">Blank &lt;= ‘1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23.109cm" svg:y1="29.776cm" svg:x2="31.48cm" svg:y2="31.639cm" draw:start-shape="id6" draw:start-glue-point="9" draw:end-shape="id7" draw:end-glue-point="6" svg:d="M23109 29776l8371 1863" svg:viewBox="0 0 8372 1864">
          <text:p text:style-name="P3">matrix_delay_cnt = 63 </text:p>
          <text:p text:style-name="P3">---</text:p>
          <text:p text:style-name="P3">rst_matrix_delay_cnt = ‘1’</text:p>
        </draw:connector>
        <draw:connector draw:style-name="gr11" draw:text-style-name="P4" draw:layer="layout" draw:type="line" svg:x1="38.783cm" svg:y1="31.639cm" svg:x2="49.693cm" svg:y2="33.904cm" draw:start-shape="id7" draw:start-glue-point="10" draw:end-shape="id8" draw:end-glue-point="7" svg:d="M38783 31639l10910 2265" svg:viewBox="0 0 10911 2266">
          <text:p/>
        </draw:connector>
        <draw:connector draw:style-name="gr12" draw:text-style-name="P2" draw:layer="layout" draw:type="line" svg:x1="52.275cm" svg:y1="27.67cm" svg:x2="52.275cm" svg:y2="27.67cm" draw:start-shape="id8" draw:end-shape="id8" svg:d="M52275 27670z" svg:viewBox="0 0 1 1">
          <text:p/>
        </draw:connector>
        <draw:connector draw:style-name="gr13" draw:text-style-name="P4" draw:layer="layout" draw:type="line" svg:x1="49.693cm" svg:y1="28.739cm" svg:x2="35.808cm" svg:y2="14.536cm" draw:start-shape="id8" draw:start-glue-point="5" draw:end-shape="id5" draw:end-glue-point="9" svg:d="M49693 28739l-13885-14203" svg:viewBox="0 0 13886 14204">
          <text:p text:style-name="P3"><text:span text:style-name="T3">matrix_delay_cnt = 2**bit_count and </text:span>RGB_bit_count = 6</text:p>
          <text:p text:style-name="P3">---</text:p>
          <text:p text:style-name="P3">RGB_bit_count &lt;= 0</text:p>
          <text:p text:style-name="P6">rst_matrix_delay_cnt &lt;= ‘1’</text:p>
          <text:p text:style-name="P6">row_count &lt;= row_count + 1;</text:p>
        </draw:connector>
        <draw:connector draw:style-name="gr14" draw:text-style-name="P8" draw:layer="layout" draw:type="curve" svg:x1="54.858cm" svg:y1="28.739cm" svg:x2="36.877cm" svg:y2="11.954cm" draw:start-shape="id8" draw:start-glue-point="11" draw:end-shape="id5" draw:end-glue-point="10" svg:d="M54858 28739c0-11190-5993-16785-17981-16785" svg:viewBox="0 0 17982 16786">
          <text:p text:style-name="P3"><text:span text:style-name="T3">matrix_delay_cnt = 2**RGB_bit_count and </text:span>RGB_bit_count &lt; 6</text:p>
          <text:p text:style-name="P3">---</text:p>
          <text:p text:style-name="P3"><text:span text:style-name="T3">RGB_bit_count &lt;= </text:span>RGB_bit_count + 1;</text:p>
          <text:p text:style-name="P6">rst_matrix_delay_cnt &lt;= ‘1’</text:p>
          <text:p text:style-name="P3"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7-09T15:25:02.810000000</dc:date>
    <meta:editing-duration>PT43M12S</meta:editing-duration>
    <meta:editing-cycles>4</meta:editing-cycles>
    <meta:generator>LibreOffice/7.3.3.2$Windows_X86_64 LibreOffice_project/d1d0ea68f081ee2800a922cac8f79445e4603348</meta:generator>
    <meta:document-statistic meta:object-count="19"/>
  </office:meta>
</office:document-meta>
</file>